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5670" officeooo:paragraph-rsid="001b5670"/>
    </style:style>
    <style:style style:name="P2" style:family="paragraph" style:parent-style-name="Standard">
      <style:text-properties fo:font-weight="bold" officeooo:rsid="00205bd5" officeooo:paragraph-rsid="00205bd5" style:font-weight-asian="bold" style:font-weight-complex="bold"/>
    </style:style>
    <style:style style:name="P3" style:family="paragraph" style:parent-style-name="Standard">
      <style:text-properties fo:font-weight="normal" officeooo:rsid="00205bd5" officeooo:paragraph-rsid="00205bd5" style:font-weight-asian="normal" style:font-weight-complex="normal"/>
    </style:style>
    <style:style style:name="P4" style:family="paragraph" style:parent-style-name="Standard" style:list-style-name="L1">
      <style:text-properties officeooo:rsid="001b5670" officeooo:paragraph-rsid="001b5670"/>
    </style:style>
    <style:style style:name="P5" style:family="paragraph" style:parent-style-name="Standard" style:list-style-name="L1">
      <style:text-properties officeooo:rsid="00246283" officeooo:paragraph-rsid="00246283"/>
    </style:style>
    <style:style style:name="P6" style:family="paragraph" style:parent-style-name="Standard" style:list-style-name="L1">
      <style:text-properties officeooo:rsid="0024f4f9" officeooo:paragraph-rsid="0024f4f9"/>
    </style:style>
    <style:style style:name="P7" style:family="paragraph" style:parent-style-name="Standard" style:list-style-name="L1">
      <style:text-properties officeooo:rsid="001d1425" officeooo:paragraph-rsid="001d1425"/>
    </style:style>
    <style:style style:name="P8" style:family="paragraph" style:parent-style-name="Standard" style:list-style-name="L1">
      <style:text-properties officeooo:rsid="001eec78" officeooo:paragraph-rsid="001eec78"/>
    </style:style>
    <style:style style:name="P9" style:family="paragraph" style:parent-style-name="Standard" style:list-style-name="L1">
      <style:text-properties officeooo:rsid="001f5280" officeooo:paragraph-rsid="001f5280"/>
    </style:style>
    <style:style style:name="P10" style:family="paragraph" style:parent-style-name="Standard">
      <style:text-properties officeooo:rsid="001f5280" officeooo:paragraph-rsid="001f5280"/>
    </style:style>
    <style:style style:name="P11" style:family="paragraph" style:parent-style-name="Standard" style:list-style-name="L1">
      <style:text-properties officeooo:rsid="0023752b" officeooo:paragraph-rsid="0023752b"/>
    </style:style>
    <style:style style:name="P12" style:family="paragraph" style:parent-style-name="Standard" style:list-style-name="L1">
      <style:text-properties officeooo:rsid="0025e64c" officeooo:paragraph-rsid="0025e64c"/>
    </style:style>
    <style:style style:name="P13" style:family="paragraph" style:parent-style-name="Standard">
      <style:text-properties fo:font-weight="bold" officeooo:rsid="002a8c23" officeooo:paragraph-rsid="002a8c23" style:font-weight-asian="bold" style:font-weight-complex="bold"/>
    </style:style>
    <style:style style:name="P14" style:family="paragraph" style:parent-style-name="Standard">
      <style:text-properties fo:font-weight="bold" officeooo:rsid="003189ed" officeooo:paragraph-rsid="003189ed" style:font-weight-asian="bold" style:font-weight-complex="bold"/>
    </style:style>
    <style:style style:name="P15" style:family="paragraph" style:parent-style-name="Standard" style:list-style-name="L2">
      <style:text-properties fo:font-weight="normal" officeooo:rsid="002a8c23" officeooo:paragraph-rsid="002a8c23" style:font-weight-asian="normal" style:font-weight-complex="normal"/>
    </style:style>
    <style:style style:name="P16" style:family="paragraph" style:parent-style-name="Standard" style:list-style-name="L2">
      <style:text-properties fo:font-weight="normal" officeooo:rsid="002b365c" officeooo:paragraph-rsid="002b365c" style:font-weight-asian="normal" style:font-weight-complex="normal"/>
    </style:style>
    <style:style style:name="P17" style:family="paragraph" style:parent-style-name="Standard" style:list-style-name="L2">
      <style:text-properties fo:font-weight="normal" officeooo:rsid="002bd64a" officeooo:paragraph-rsid="002bd64a" style:font-weight-asian="normal" style:font-weight-complex="normal"/>
    </style:style>
    <style:style style:name="P18" style:family="paragraph" style:parent-style-name="Standard" style:list-style-name="L2">
      <style:text-properties fo:font-weight="normal" officeooo:rsid="002c117e" officeooo:paragraph-rsid="002c117e" style:font-weight-asian="normal" style:font-weight-complex="normal"/>
    </style:style>
    <style:style style:name="P19" style:family="paragraph" style:parent-style-name="Standard" style:list-style-name="L2">
      <style:text-properties fo:font-weight="normal" officeooo:rsid="002dee7c" officeooo:paragraph-rsid="002dee7c" style:font-weight-asian="normal" style:font-weight-complex="normal"/>
    </style:style>
    <style:style style:name="P20" style:family="paragraph" style:parent-style-name="Standard" style:list-style-name="L2">
      <style:text-properties fo:font-weight="normal" officeooo:rsid="002f5a54" officeooo:paragraph-rsid="002f5a54" style:font-weight-asian="normal" style:font-weight-complex="normal"/>
    </style:style>
    <style:style style:name="P21" style:family="paragraph" style:parent-style-name="Standard" style:list-style-name="L2">
      <style:text-properties fo:font-weight="normal" officeooo:rsid="00323c01" officeooo:paragraph-rsid="00323c01" style:font-weight-asian="normal" style:font-weight-complex="normal"/>
    </style:style>
    <style:style style:name="P22" style:family="paragraph" style:parent-style-name="Standard" style:list-style-name="L2">
      <style:text-properties fo:font-weight="normal" officeooo:rsid="00342de3" officeooo:paragraph-rsid="00342de3" style:font-weight-asian="normal" style:font-weight-complex="normal"/>
    </style:style>
    <style:style style:name="P23" style:family="paragraph" style:parent-style-name="Standard" style:list-style-name="L2">
      <style:text-properties fo:font-weight="normal" officeooo:rsid="00352d4b" officeooo:paragraph-rsid="00352d4b" style:font-weight-asian="normal" style:font-weight-complex="normal"/>
    </style:style>
    <style:style style:name="P24" style:family="paragraph" style:parent-style-name="Standard" style:list-style-name="L2">
      <style:text-properties fo:font-weight="normal" officeooo:rsid="0035aeca" officeooo:paragraph-rsid="0035aeca" style:font-weight-asian="normal" style:font-weight-complex="normal"/>
    </style:style>
    <style:style style:name="P25" style:family="paragraph" style:parent-style-name="Standard" style:list-style-name="L2">
      <style:text-properties fo:font-weight="normal" officeooo:rsid="0037656a" officeooo:paragraph-rsid="0037656a" style:font-weight-asian="normal" style:font-weight-complex="normal"/>
    </style:style>
    <style:style style:name="P26" style:family="paragraph" style:parent-style-name="Standard" style:list-style-name="L2">
      <style:text-properties fo:font-weight="normal" officeooo:rsid="0037ee9a" officeooo:paragraph-rsid="0037ee9a" style:font-weight-asian="normal" style:font-weight-complex="normal"/>
    </style:style>
    <style:style style:name="T1" style:family="text">
      <style:text-properties officeooo:rsid="001d1425"/>
    </style:style>
    <style:style style:name="T2" style:family="text">
      <style:text-properties officeooo:rsid="001eec78"/>
    </style:style>
    <style:style style:name="T3" style:family="text">
      <style:text-properties officeooo:rsid="001f5280"/>
    </style:style>
    <style:style style:name="T4" style:family="text">
      <style:text-properties officeooo:rsid="0021f88b"/>
    </style:style>
    <style:style style:name="T5" style:family="text">
      <style:text-properties officeooo:rsid="00246283"/>
    </style:style>
    <style:style style:name="T6" style:family="text">
      <style:text-properties officeooo:rsid="0024f4f9"/>
    </style:style>
    <style:style style:name="T7" style:family="text">
      <style:text-properties officeooo:rsid="002a8c23"/>
    </style:style>
    <style:style style:name="T8" style:family="text">
      <style:text-properties officeooo:rsid="002fa7d0"/>
    </style:style>
    <style:style style:name="T9" style:family="text">
      <style:text-properties officeooo:rsid="0035aeca"/>
    </style:style>
    <style:style style:name="T10" style:family="text">
      <style:text-properties officeooo:rsid="0037656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AA bonus prize design</text:p>
      <text:p text:style-name="P1">Bill Mania &lt;<text:a xlink:type="simple" xlink:href="mailto:bill@manialabs.us" text:style-name="Internet_20_link" text:visited-style-name="Visited_20_Internet_20_Link">bill@manialabs.us</text:a>&gt;</text:p>
      <text:p text:style-name="P1"><text:span text:style-name="T7">16 Oct</text:span> 2018</text:p>
      <text:p text:style-name="P1"/>
      <text:p text:style-name="P2">Use Cases</text:p>
      <text:p text:style-name="P3"/>
      <text:list xml:id="list3293941839525767129" text:style-name="L1">
        <text:list-item>
          <text:p text:style-name="P4">Update GPS position <text:span text:style-name="T2">periodically<text:line-break/>To compensate for drift in the odometry map and reduced accuracy from IMU dead reckoning, periodically return to the surface long enough to</text:span></text:p>
          <text:list>
            <text:list-item>
              <text:p text:style-name="P5">acquire 3D GPS fix</text:p>
            </text:list-item>
            <text:list-item>
              <text:p text:style-name="P5">acquire heading</text:p>
            </text:list-item>
          </text:list>
        </text:list-item>
        <text:list-item>
          <text:p text:style-name="P4">Stay within geographic boundaries of the <text:span text:style-name="T2">volume<text:line-break/>The search volume will have four horizontal boundaries and two vertical boundaries. The two vertical will be the surface and the maximum depth. Frequently compare the vehicle position to the interior of the volume. When the vehicle is near a boundary, adjust the heading to keep the vehicle within the volume.</text:span></text:p>
          <text:list>
            <text:list-item>
              <text:p text:style-name="P6">Is the vehicle within the volume</text:p>
            </text:list-item>
            <text:list-item>
              <text:p text:style-name="P6">What’s the range and bearing to the nearest boundary and to the center of the volume</text:p>
            </text:list-item>
          </text:list>
        </text:list-item>
        <text:list-item>
          <text:p text:style-name="P4">Measure the local level of the dye and update the map<text:line-break/><text:span text:style-name="T5">Using the dye sensor, establish a local level of the dye. Adjust that measurement for the current gain level, retrieve the current vehicle position, determine the cell in the map, combine the previous measurement for that cell with the current measurement, and update the cell.</text:span></text:p>
        </text:list-item>
        <text:list-item>
          <text:p text:style-name="P4">Look for a plume in the map <text:span text:style-name="T4">and update the search plan<text:line-break/>The dye is expected to disperse more through a curved cone and less through an expanding sphere. As measurements are collected in the map, look for lines going from lower levels to higher levels and weight the vehicle’s search direction along the line toward the higher levels.</text:span></text:p>
        </text:list-item>
        <text:list-item>
          <text:p text:style-name="P4">Calibrate the dye sensor<text:line-break/><text:span text:style-name="T6">With the vehicle in or very near to the volume, establish a background measurement for the dye.</text:span></text:p>
        </text:list-item>
        <text:list-item>
          <text:p text:style-name="P4">Surface when battery level drops below threshold</text:p>
        </text:list-item>
        <text:list-item>
          <text:p text:style-name="P4">Surface when time limit expires</text:p>
        </text:list-item>
        <text:list-item>
          <text:p text:style-name="P4">Surface when failure occurs</text:p>
        </text:list-item>
        <text:list-item>
          <text:p text:style-name="P4"><text:span text:style-name="T1">Search the </text:span>volume of seawater, <text:span text:style-name="T3">navigating and updating dead reckoning position</text:span></text:p>
        </text:list-item>
        <text:list-item>
          <text:p text:style-name="P7">Update the search plan based on time elapsed<text:line-break/><text:span text:style-name="T6">As time elapses, the dye will become more and more dispersed. Use that information to inform the way measurements update the map.</text:span></text:p>
        </text:list-item>
        <text:list-item>
          <text:p text:style-name="P8">Set volume boundaries<text:line-break/><text:span text:style-name="T6">Once before the actual search starts, record the definition of the search volume as provided by the contest organizers.</text:span></text:p>
        </text:list-item>
        <text:list-item>
          <text:p text:style-name="P9">Adjust dye sensor gain<text:line-break/><text:span text:style-name="T6">As the vehicle navigates closer to the source of the dye and the measurements of the dye increase in strength, adjust the gain so as not to overwhelm the measurement calculations.</text:span></text:p>
        </text:list-item>
        <text:list-item>
          <text:p text:style-name="P11">Set the starting pose<text:line-break/><text:span text:style-name="T6">Using a pose determined by high-accuracy instruments, set the vehicle’s current pose.</text:span></text:p>
        </text:list-item>
        <text:list-item>
          <text:p text:style-name="P12">Initialize parameters which will be used with dye dispersal and navigation calculations</text:p>
        </text:list-item>
      </text:list>
      <text:p text:style-name="P10"/>
      <text:p text:style-name="P10"/>
      <text:p text:style-name="P10"/>
      <text:p text:style-name="P14"><text:soft-page-break/>Considerations</text:p>
      <text:p text:style-name="P13"/>
      <text:list xml:id="list8920020805979218552" text:style-name="L2">
        <text:list-item>
          <text:p text:style-name="P15">The dispersal characteristics of the dye, incorporating time, temperature, and current.</text:p>
          <text:list>
            <text:list-item>
              <text:p text:style-name="P22">Search online for details for “rhodamine WT”</text:p>
            </text:list-item>
          </text:list>
        </text:list-item>
        <text:list-item>
          <text:p text:style-name="P15">The integration of Cyclops sensor with the vehicle</text:p>
          <text:list>
            <text:list-item>
              <text:p text:style-name="P22">Depending on Riptide to integrate it. Will be in the nose. Talk to Dean.</text:p>
            </text:list-item>
          </text:list>
        </text:list-item>
        <text:list-item>
          <text:p text:style-name="P15">The integration of the Raspberry Pi with the vehicle</text:p>
          <text:list>
            <text:list-item>
              <text:p text:style-name="P22">Add a Raspberry Pi and connect via Ethernet. Provide OS image to Stephen. BeagleBoneBlack.</text:p>
            </text:list-item>
          </text:list>
        </text:list-item>
        <text:list-item>
          <text:p text:style-name="P15">Verification of the complete Riptide MOOS solution</text:p>
          <text:list>
            <text:list-item>
              <text:p text:style-name="P15">GPS and IMU integration to provide pose information</text:p>
            </text:list-item>
            <text:list-item>
              <text:p text:style-name="P16">Calibrate the accuracy of the vehicle’s dead reckoning position</text:p>
            </text:list-item>
            <text:list-item>
              <text:p text:style-name="P23">Talk to Dean</text:p>
            </text:list-item>
          </text:list>
        </text:list-item>
        <text:list-item>
          <text:p text:style-name="P15">Reconcile the <text:span text:style-name="T8">contest</text:span> max<text:span text:style-name="T8">imum</text:span> depth with the vehicle’s capability</text:p>
          <text:list>
            <text:list-item>
              <text:p text:style-name="P23">software limit the device to 200m depth, contest may not go that deep.</text:p>
            </text:list-item>
          </text:list>
        </text:list-item>
        <text:list-item>
          <text:p text:style-name="P21">Competitors</text:p>
          <text:list>
            <text:list-item>
              <text:p text:style-name="P21">John Hurtado at Texas A&amp;M? <text:a xlink:type="simple" xlink:href="mailto:hurtado@aero.tamu.edu" text:style-name="Internet_20_link" text:visited-style-name="Visited_20_Internet_20_Link">hurtado@aero.tamu.edu</text:a> – <text:span text:style-name="T9">no idea</text:span></text:p>
            </text:list-item>
            <text:list-item>
              <text:p text:style-name="P24">Stephen will talk to folks from MBARI about tracking plumes</text:p>
            </text:list-item>
          </text:list>
        </text:list-item>
        <text:list-item>
          <text:p text:style-name="P17">Testing of the vehicle</text:p>
          <text:list>
            <text:list-item>
              <text:p text:style-name="P17">On the bench</text:p>
            </text:list-item>
            <text:list-item>
              <text:p text:style-name="P17">In the pool – <text:span text:style-name="T10">can get remote WiFi access with long cable</text:span></text:p>
            </text:list-item>
            <text:list-item>
              <text:p text:style-name="P17">In the Bay</text:p>
              <text:list>
                <text:list-item>
                  <text:p text:style-name="P18">parts of Raccoon Strait are 50 meters</text:p>
                </text:list-item>
                <text:list-item>
                  <text:p text:style-name="P18">large General Anchorage 5 is 11 meters</text:p>
                </text:list-item>
                <text:list-item>
                  <text:p text:style-name="P18">Golden Gate is 91 meters (but very busy and lots of obstacles</text:p>
                </text:list-item>
              </text:list>
            </text:list-item>
            <text:list-item>
              <text:p text:style-name="P20">Morro Bay, Monterey Bay</text:p>
            </text:list-item>
            <text:list-item>
              <text:p text:style-name="P19">Any regulations on the operation of UUVs or AUVs?</text:p>
            </text:list-item>
          </text:list>
        </text:list-item>
        <text:list-item>
          <text:p text:style-name="P25">Fail safe</text:p>
        </text:list-item>
        <text:list-item>
          <text:p text:style-name="P25">Second Riptide UUV coming</text:p>
        </text:list-item>
        <text:list-item>
          <text:p text:style-name="P26">Earliest contest run is end of Jan 2019</text:p>
          <text:list>
            <text:list-header>
              <text:p text:style-name="P17"><text:s/></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6T16:42:38.051805557</meta:creation-date>
    <dc:date>2018-10-16T13:58:34.392133647</dc:date>
    <meta:editing-duration>PT5H14M54S</meta:editing-duration>
    <meta:editing-cycles>24</meta:editing-cycles>
    <meta:generator>LibreOffice/5.1.6.2$Linux_X86_64 LibreOffice_project/10m0$Build-2</meta:generator>
    <meta:document-statistic meta:table-count="0" meta:image-count="0" meta:object-count="0" meta:page-count="2" meta:paragraph-count="51" meta:word-count="654" meta:character-count="3732" meta:non-whitespace-character-count="3170"/>
  </office:meta>
</office:document-meta>
</file>